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4" style:family="table">
      <style:table-properties style:width="16.983cm" fo:margin-left="0.037cm" fo:margin-right="-0.019cm" table:align="margins"/>
    </style:style>
    <style:style style:name="Table4.A" style:family="table-column">
      <style:table-column-properties style:column-width="11.88cm" style:rel-column-width="45843*"/>
    </style:style>
    <style:style style:name="Table4.B" style:family="table-column">
      <style:table-column-properties style:column-width="0.45cm" style:rel-column-width="1735*"/>
    </style:style>
    <style:style style:name="Table4.C" style:family="table-column">
      <style:table-column-properties style:column-width="3.537cm" style:rel-column-width="13647*"/>
    </style:style>
    <style:style style:name="Table4.D" style:family="table-column">
      <style:table-column-properties style:column-width="1.117cm" style:rel-column-width="4310*"/>
    </style:style>
    <style:style style:name="Table4.A1" style:family="table-cell">
      <style:table-cell-properties fo:padding="0.097cm" fo:border="0.05pt solid #000000"/>
    </style:style>
    <style:style style:name="Table4.B1" style:family="table-cell">
      <style:table-cell-properties fo:padding="0.097cm" fo:border="none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4cm" fo:margin-left="0.055cm" fo:margin-right="0.005cm" table:align="margins"/>
    </style:style>
    <style:style style:name="Table1.A" style:family="table-column">
      <style:table-column-properties style:column-width="9.31cm" style:rel-column-width="36017*"/>
    </style:style>
    <style:style style:name="Table1.B" style:family="table-column">
      <style:table-column-properties style:column-width="0.637cm" style:rel-column-width="2464*"/>
    </style:style>
    <style:style style:name="Table1.C" style:family="table-column">
      <style:table-column-properties style:column-width="6.994cm" style:rel-column-width="27054*"/>
    </style:style>
    <style:style style:name="Table1.A1.1.1" style:family="table-cell">
      <style:table-cell-properties fo:padding="0.097cm" fo:border="0.05pt solid #000000"/>
    </style:style>
    <style:style style:name="Table1.A1.1.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" style:family="table-cell">
      <style:table-cell-properties fo:padding="0.097cm" fo:border="none"/>
    </style:style>
    <style:style style:name="Table5" style:family="table">
      <style:table-properties style:width="16.963cm" fo:margin-left="0.055cm" fo:margin-right="-0.018cm" table:align="margins"/>
    </style:style>
    <style:style style:name="Table5.A" style:family="table-column">
      <style:table-column-properties style:column-width="5.036cm" style:rel-column-width="19454*"/>
    </style:style>
    <style:style style:name="Table5.B" style:family="table-column">
      <style:table-column-properties style:column-width="6.258cm" style:rel-column-width="24178*"/>
    </style:style>
    <style:style style:name="Table5.C" style:family="table-column">
      <style:table-column-properties style:column-width="5.669cm" style:rel-column-width="2190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2" style:family="table">
      <style:table-properties style:width="17.011cm" fo:margin-left="0cm" fo:margin-right="-0.011cm" table:align="margins"/>
    </style:style>
    <style:style style:name="Table2.A" style:family="table-column">
      <style:table-column-properties style:column-width="1.679cm" style:rel-column-width="6471*"/>
    </style:style>
    <style:style style:name="Table2.B" style:family="table-column">
      <style:table-column-properties style:column-width="6.803cm" style:rel-column-width="26207*"/>
    </style:style>
    <style:style style:name="Table2.C" style:family="table-column">
      <style:table-column-properties style:column-width="3.073cm" style:rel-column-width="11835*"/>
    </style:style>
    <style:style style:name="Table2.D" style:family="table-column">
      <style:table-column-properties style:column-width="3.143cm" style:rel-column-width="12107*"/>
    </style:style>
    <style:style style:name="Table2.E" style:family="table-column">
      <style:table-column-properties style:column-width="2.314cm" style:rel-column-width="8915*"/>
    </style:style>
    <style:style style:name="Table2.A1" style:family="table-cell">
      <style:table-cell-properties fo:background-color="#e6e6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6e64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fo:margin-right="-0.009cm" table:align="margins"/>
    </style:style>
    <style:style style:name="Table3.A" style:family="table-column">
      <style:table-column-properties style:column-width="0.64cm" style:rel-column-width="2467*"/>
    </style:style>
    <style:style style:name="Table3.B" style:family="table-column">
      <style:table-column-properties style:column-width="4.51cm" style:rel-column-width="17376*"/>
    </style:style>
    <style:style style:name="Table3.C" style:family="table-column">
      <style:table-column-properties style:column-width="3.35cm" style:rel-column-width="12909*"/>
    </style:style>
    <style:style style:name="Table3.D" style:family="table-column">
      <style:table-column-properties style:column-width="3.644cm" style:rel-column-width="14038*"/>
    </style:style>
    <style:style style:name="Table3.E" style:family="table-column">
      <style:table-column-properties style:column-width="2.387cm" style:rel-column-width="9198*"/>
    </style:style>
    <style:style style:name="Table3.F" style:family="table-column">
      <style:table-column-properties style:column-width="2.478cm" style:rel-column-width="9547*"/>
    </style:style>
    <style:style style:name="Table3.A1" style:family="table-cell">
      <style:table-cell-properties fo:padding="0.097cm" fo:border="0.05pt solid #000000"/>
    </style:style>
    <style:style style:name="Table3.B1" style:family="table-cell">
      <style:table-cell-properties fo:padding="0.097cm" fo:border="none"/>
    </style:style>
    <style:style style:name="Table3.F1" style:family="table-cell">
      <style:table-cell-properties fo:background-color="#ffcc99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F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.1" style:family="table-column">
      <style:table-column-properties style:column-width="3.351cm" style:rel-column-width="12910*"/>
    </style:style>
    <style:style style:name="Table3.C4.4" style:family="table-column">
      <style:table-column-properties style:column-width="2.478cm" style:rel-column-width="9546*"/>
    </style:style>
    <style:style style:name="Table3.C4.1.3.2" style:family="table-column">
      <style:table-column-properties style:column-width="3.644cm" style:rel-column-width="14039*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9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6pt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DejaVu Sans" fo:font-size="6pt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1.252cm" fo:margin-right="0cm" fo:text-align="start" style:justify-single-word="false" fo:text-indent="0cm" style:auto-text-indent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 fo:break-before="page"/>
      <style:text-properties style:font-name="DejaVu Serif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able_20_Contents" style:list-style-name="L1">
      <style:paragraph-properties fo:line-height="150%" fo:text-align="justify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able_20_Contents" style:list-style-name="L2">
      <style:paragraph-properties fo:line-height="150%" fo:text-align="justify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officeooo:rsid="0012397f"/>
    </style:style>
    <text:list-style style:name="L1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Nome:</text:p>
          </table:table-cell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10">Data:</text:p>
          </table:table-cell>
          <table:table-cell table:style-name="Table4.B1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0">Nome:</text:p>
          </table:table-cell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10">Nº de Reparación</text:p>
          </table:table-cell>
          <table:table-cell table:style-name="Table4.B1" office:value-type="string">
            <text:p text:style-name="P8"/>
          </table:table-cell>
        </table:table-row>
        <table:table-row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>
            <table:table table:is-sub-table="true">
              <table:table-column table:style-name="Table1.A"/>
              <table:table-row>
                <table:table-cell table:style-name="Table1.A1.1.1" office:value-type="string">
                  <text:p text:style-name="P9">Cliente:</text:p>
                </table:table-cell>
              </table:table-row>
              <table:table-row>
                <table:table-cell table:style-name="Table1.A1.1.2" office:value-type="string">
                  <text:p text:style-name="P9">Enderezo:</text:p>
                </table:table-cell>
              </table:table-row>
              <table:table-row>
                <table:table-cell table:style-name="Table1.A1.1.2" office:value-type="string">
                  <text:p text:style-name="P9">Poboación/Provincia:</text:p>
                </table:table-cell>
              </table:table-row>
            </table:table>
          </table:table-cell>
          <table:table-cell table:style-name="Table1.B1" office:value-type="string">
            <text:p text:style-name="P9"/>
          </table:table-cell>
          <table:table-cell>
            <table:table table:is-sub-table="true">
              <table:table-column table:style-name="Table1.C"/>
              <table:table-row>
                <table:table-cell table:style-name="Table1.A1.1.1" office:value-type="string">
                  <text:p text:style-name="P9">Código:</text:p>
                </table:table-cell>
              </table:table-row>
              <table:table-row>
                <table:table-cell table:style-name="Table1.A1.1.2" office:value-type="string">
                  <text:p text:style-name="P9">Telf.:</text:p>
                </table:table-cell>
              </table:table-row>
              <table:table-row>
                <table:table-cell table:style-name="Table1.A1.1.2" office:value-type="string">
                  <text:p text:style-name="P9">DNI/NIF:</text:p>
                </table:table-cell>
              </table:table-row>
            </table:table>
          </table:table-cell>
        </table:table-row>
      </table:table>
      <text:p text:style-name="P1"/>
      <text:p text:style-name="P2">FOLLA DE REPARACIÓ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Marca:</text:p>
          </table:table-cell>
          <table:table-cell table:style-name="Table5.A1" office:value-type="string">
            <text:p text:style-name="P10">Modelo:</text:p>
          </table:table-cell>
          <table:table-cell table:style-name="Table5.C1" office:value-type="string">
            <text:p text:style-name="P10">Nº Serie:</text:p>
          </table:table-cell>
        </table:table-row>
      </table:table>
      <text:p text:style-name="P4"/>
      <text:p text:style-name="P5">PROBLEMA QUE PRESENTA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/>
            <text:p text:style-name="P7"/>
            <text:p text:style-name="P7"/>
          </table:table-cell>
        </table:table-row>
      </table:table>
      <text:p text:style-name="P5"/>
      <text:p text:style-name="P6">REPARACIÓN EFECTUADA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"/>
            <text:p text:style-name="P7"/>
            <text:p text:style-name="P7"/>
          </table:table-cell>
        </table:table-row>
      </table:table>
      <text:p text:style-name="P7"/>
      <text:p text:style-name="P11">MATERIAL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Cant.</text:p>
          </table:table-cell>
          <table:table-cell table:style-name="Table2.A1" office:value-type="string">
            <text:p text:style-name="P11">Descrición</text:p>
          </table:table-cell>
          <table:table-cell table:style-name="Table2.A1" office:value-type="string">
            <text:p text:style-name="P11">Nº Serie Orixe</text:p>
          </table:table-cell>
          <table:table-cell table:style-name="Table2.A1" office:value-type="string">
            <text:p text:style-name="P11">Nº Serie Final</text:p>
          </table:table-cell>
          <table:table-cell table:style-name="Table2.E1" office:value-type="string">
            <text:p text:style-name="P11">P.V.P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7"/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3">Presuposto</text:p>
          </table:table-cell>
          <table:table-cell table:style-name="Table3.B1" table:number-columns-spanned="2" office:value-type="string">
            <text:p text:style-name="P12"/>
          </table:table-cell>
          <table:covered-table-cell/>
          <table:table-cell table:style-name="Table3.B1" office:value-type="string">
            <text:p text:style-name="P14">Subtotal:</text:p>
          </table:table-cell>
          <table:table-cell table:style-name="Table3.F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1" office:value-type="string">
            <text:p text:style-name="P13">Garantía</text:p>
          </table:table-cell>
          <table:table-cell table:style-name="Table3.B1" office:value-type="string">
            <text:p text:style-name="P12"/>
          </table:table-cell>
          <table:table-cell table:style-name="Table3.B1" office:value-type="string">
            <text:p text:style-name="P13">Man de obra:</text:p>
          </table:table-cell>
          <table:table-cell table:style-name="Table3.B1" office:value-type="string">
            <text:p text:style-name="P13">Horas:</text:p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1" office:value-type="string">
            <text:p text:style-name="P13">Cargo</text:p>
          </table:table-cell>
          <table:table-cell table:style-name="Table3.B1" office:value-type="string">
            <text:p text:style-name="P12"/>
          </table:table-cell>
          <table:table-cell table:style-name="Table3.B1" office:value-type="string">
            <text:p text:style-name="P13">Desprazamentos:</text:p>
          </table:table-cell>
          <table:table-cell table:style-name="Table3.B1" office:value-type="string">
            <text:p text:style-name="P13">Km a:</text:p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B1" table:number-columns-spanned="2" office:value-type="string">
            <text:p text:style-name="P15"/>
            <text:p text:style-name="P16">O cliente está conforme con efectuar a reparación descrita cas condicións que figuran o dorso deste documento</text:p>
            <text:p text:style-name="P15"/>
            <text:p text:style-name="P15"/>
            <text:p text:style-name="P15">Sinatura. <text:s text:c="31"/>Data:</text:p>
          </table:table-cell>
          <table:covered-table-cell/>
          <table:table-cell table:number-columns-spanned="4">
            <table:table table:is-sub-table="true">
              <table:table-column table:style-name="Table3.C4.1"/>
              <table:table-column table:style-name="Table3.D"/>
              <table:table-column table:style-name="Table3.E"/>
              <table:table-column table:style-name="Table3.C4.4"/>
              <table:table-row>
                <table:table-cell>
                  <table:table table:is-sub-table="true">
                    <table:table-column table:style-name="Table3.C4.1"/>
                    <table:table-row>
                      <table:table-cell table:style-name="Table3.B1" office:value-type="string">
                        <text:p text:style-name="P12"/>
                      </table:table-cell>
                    </table:table-row>
                    <table:table-row>
                      <table:table-cell table:style-name="Table3.B1" office:value-type="string">
                        <text:p text:style-name="P12"/>
                      </table:table-cell>
                    </table:table-row>
                  </table:table>
                </table:table-cell>
                <table:table-cell table:style-name="Table3.B1" office:value-type="string">
                  <text:p text:style-name="P13"/>
                </table:table-cell>
                <table:table-cell table:number-columns-spanned="2">
                  <table:table table:is-sub-table="true">
                    <table:table-column table:style-name="Table3.E"/>
                    <table:table-column table:style-name="Table3.C4.4"/>
                    <table:table-row>
                      <table:table-cell table:style-name="Table3.B1" office:value-type="string">
                        <text:p text:style-name="P14">Total parcial:</text:p>
                      </table:table-cell>
                      <table:table-cell table:style-name="Table3.F2" office:value-type="string">
                        <text:p text:style-name="P12"/>
                      </table:table-cell>
                    </table:table-row>
                    <table:table-row>
                      <table:table-cell table:style-name="Table3.B1" office:value-type="string">
                        <text:p text:style-name="P14">I.V.E.........%</text:p>
                      </table:table-cell>
                      <table:table-cell table:style-name="Table3.F2" office:value-type="string">
                        <text:p text:style-name="P12"/>
                      </table:table-cell>
                    </table:table-row>
                  </table:table>
                </table:table-cell>
                <table:covered-table-cell/>
              </table:table-row>
              <table:table-row>
                <table:table-cell table:style-name="Table3.B1" office:value-type="string">
                  <text:p text:style-name="P13">REPARADO: </text:p>
                </table:table-cell>
                <table:table-cell table:style-name="Table3.B1" office:value-type="string">
                  <text:p text:style-name="P13"/>
                </table:table-cell>
                <table:table-cell table:style-name="Table3.B1" office:value-type="string">
                  <text:p text:style-name="P14">TOTAL:</text:p>
                </table:table-cell>
                <table:table-cell table:style-name="Table3.F2" office:value-type="string">
                  <text:p text:style-name="P12"/>
                </table:table-cell>
              </table:table-row>
              <table:table-row>
                <table:table-cell table:number-columns-spanned="2">
                  <table:table table:is-sub-table="true">
                    <table:table-column table:style-name="Table3.C"/>
                    <table:table-column table:style-name="Table3.C4.1.3.2"/>
                    <table:table-row>
                      <table:table-cell table:style-name="Table3.B1" office:value-type="string">
                        <text:p text:style-name="P13">AVISADO..../..../....</text:p>
                      </table:table-cell>
                      <table:table-cell table:style-name="Table3.B1" office:value-type="string">
                        <text:p text:style-name="P13">HORA:</text:p>
                      </table:table-cell>
                    </table:table-row>
                    <table:table-row>
                      <table:table-cell table:style-name="Table3.B1" office:value-type="string">
                        <text:p text:style-name="P13">AVISADO..../..../....</text:p>
                      </table:table-cell>
                      <table:table-cell table:style-name="Table3.B1" office:value-type="string">
                        <text:p text:style-name="P13">HORA:</text:p>
                      </table:table-cell>
                    </table:table-row>
                  </table:table>
                </table:table-cell>
                <table:covered-table-cell/>
                <table:table-cell table:style-name="Table3.B1" table:number-columns-spanned="2" office:value-type="string">
                  <text:p text:style-name="P12"/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</table:table-row>
      </table:table>
      <text:p text:style-name="P3"/>
      <text:p text:style-name="P19">CONDICIÓNS REPARACIÓN</text:p>
      <text:list xml:id="list2230341006" text:style-name="L1">
        <text:list-item>
          <text:p text:style-name="P20">As reparacións non cubertas pola garantía facturarán se ó cliente segundo tarifa vixente.</text:p>
        </text:list-item>
        <text:list-item>
          <text:p text:style-name="P20">Os presupostos de reparación non aceptados terán un cargo correspondente á man de obra mais os portes en caso de que estes existan.</text:p>
        </text:list-item>
        <text:list-item>
          <text:p text:style-name="P20">A empresa non se responsabiliza dos datos e programas contidos dos equipos. Para evitar posibles perdas destes, recomendamos ó cliente facer copias de seguridade dos datos que conteña o seu ordenador, xa que durante a reparación estes poden quedar danados ou perderse.</text:p>
        </text:list-item>
      </text:list>
      <text:p text:style-name="P18">QUEDAN EXCLUÍDOS DA GARANTÍA</text:p>
      <text:p text:style-name="P17"/>
      <text:list xml:id="list661008519" text:style-name="L2">
        <text:list-item>
          <text:p text:style-name="P21">Avarías producidas por exceso de <text:span text:style-name="T1">sucidade.</text:span></text:p>
        </text:list-item>
        <text:list-item>
          <text:p text:style-name="P21">Roturas do chasis ou plásticos do equipo ocasionados por golpes, maltrato do mesmo ou sinistros debido ó transporte.</text:p>
        </text:list-item>
        <text:list-item>
          <text:p text:style-name="P21">Sinistros ocasionados por tormentas e catástrofes naturais, variacións de tensión, incendios, etc.</text:p>
        </text:list-item>
        <text:list-item>
          <text:p text:style-name="P21">Limpezas externas e internas.</text:p>
        </text:list-item>
        <text:list-item>
          <text:p text:style-name="P21">Manipulación interna de máquina, (Ex.: Desconexión de cables, compoñentes internos mal colocados, etc.).</text:p>
        </text:list-item>
        <text:list-item>
          <text:p text:style-name="P21">Problemas de software e virus.</text:p>
        </text:list-item>
        <text:list-item>
          <text:p text:style-name="P21">Incompatibilidades de software.</text:p>
        </text:list-item>
        <text:list-item>
          <text:p text:style-name="P21">Configuracións/desconfiguracions do SETUP.</text:p>
        </text:list-item>
        <text:list-item>
          <text:p text:style-name="P21">Instalación de drivers (son, vídeo, impresora, etc.)</text:p>
        </text:list-item>
        <text:list-item>
          <text:p text:style-name="P21">Actualización do BIOS.</text:p>
        </text:list-item>
        <text:list-item>
          <text:p text:style-name="P21">Perdas e recuperación de datos.</text:p>
        </text:list-item>
        <text:list-item>
          <text:p text:style-name="P21">Todo tipo de batería, por ter estas vida limitada.</text:p>
        </text:list-item>
        <text:list-item>
          <text:p text:style-name="P21">Magnetización en monitores.</text:p>
        </text:list-item>
        <text:list-item>
          <text:p text:style-name="P21">Cabezais de impresoras matriciais e de inxección de tinta ( que non cubra a garantía do fabricante).</text:p>
        </text:list-item>
        <text:list-item>
          <text:p text:style-name="P21">Cartuchos, toners e unidades fotoconductoras de impresoras (por seren estes consumibles).</text:p>
        </text:list-item>
        <text:list-item>
          <text:p text:style-name="P21">Configuración da impresora.</text:p>
        </text:list-item>
        <text:list-item>
          <text:p text:style-name="P21">Atascos ou fallos ó imprimir debido ó exceso de impurezas e/ou pouca lubrificación.</text:p>
        </text:list-item>
        <text:list-item>
          <text:p text:style-name="P21">As reparacións efectuadas por este servizo de asistencia técnica están garantidas segundo a normativa vixent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gl" fo:country="E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gl" fo:country="E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2-07T10:58:31</meta:creation-date>
    <dc:date>2016-03-14T19:46:45.535463504</dc:date>
    <meta:print-date>2011-05-04T09:32:46.40</meta:print-date>
    <meta:editing-cycles>17</meta:editing-cycles>
    <meta:editing-duration>PT1H58M34S</meta:editing-duration>
    <dc:creator>Marsial </dc:creator>
    <meta:document-statistic meta:table-count="7" meta:image-count="0" meta:object-count="0" meta:page-count="2" meta:paragraph-count="63" meta:word-count="328" meta:character-count="2190" meta:non-whitespace-character-count="1914"/>
    <meta:user-defined meta:name="Info 1"/>
    <meta:user-defined meta:name="Info 2"/>
    <meta:user-defined meta:name="Info 3"/>
    <meta:user-defined meta:name="Info 4"/>
  </office:meta>
</office:document-meta>
</file>